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-color="#94bd5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-color="#666666" draw:textarea-horizontal-align="center" draw:textarea-vertical-align="middle"/>
    </style:style>
    <style:style style:name="gr3" style:family="graphic" style:parent-style-name="standard">
      <style:graphic-properties draw:fill-color="#e6e64c" draw:textarea-horizontal-align="center" draw:textarea-vertical-align="middle"/>
    </style:style>
    <style:style style:name="gr4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1" draw:layer="layout" svg:width="3.164cm" svg:height="2.513cm" svg:x="8.661cm" svg:y="8.274cm">
              <text:p/>
            </draw:rect>
            <draw:rect draw:style-name="gr2" draw:text-style-name="P1" draw:layer="layout" svg:width="2.678cm" svg:height="1.419cm" svg:x="8.904cm" svg:y="8.542cm">
              <text:p/>
            </draw:rect>
            <draw:rect draw:style-name="gr2" draw:text-style-name="P1" draw:layer="layout" svg:width="1.704cm" svg:height="0.355cm" svg:x="9.391cm" svg:y="9.959cm">
              <text:p/>
            </draw:rect>
            <draw:rect draw:style-name="gr2" draw:text-style-name="P1" draw:layer="layout" svg:width="1.094cm" svg:height="0.356cm" svg:x="9.635cm" svg:y="10.314cm">
              <text:p/>
            </draw:rect>
            <draw:rect draw:style-name="gr3" draw:text-style-name="P1" draw:layer="layout" svg:width="0.232cm" svg:height="0.829cm" svg:x="9.14cm" svg:y="8.529cm">
              <text:p/>
            </draw:rect>
            <draw:rect draw:style-name="gr3" draw:text-style-name="P1" draw:layer="layout" svg:width="0.232cm" svg:height="0.829cm" svg:x="11.074cm" svg:y="8.529cm">
              <text:p/>
            </draw:rect>
            <draw:rect draw:style-name="gr3" draw:text-style-name="P1" draw:layer="layout" svg:width="0.232cm" svg:height="0.829cm" svg:x="10.802cm" svg:y="8.529cm">
              <text:p/>
            </draw:rect>
            <draw:rect draw:style-name="gr3" draw:text-style-name="P1" draw:layer="layout" svg:width="0.232cm" svg:height="0.829cm" svg:x="10.524cm" svg:y="8.529cm">
              <text:p/>
            </draw:rect>
            <draw:rect draw:style-name="gr3" draw:text-style-name="P1" draw:layer="layout" svg:width="0.232cm" svg:height="0.829cm" svg:x="10.248cm" svg:y="8.529cm">
              <text:p/>
            </draw:rect>
            <draw:rect draw:style-name="gr3" draw:text-style-name="P1" draw:layer="layout" svg:width="0.232cm" svg:height="0.829cm" svg:x="9.97cm" svg:y="8.529cm">
              <text:p/>
            </draw:rect>
            <draw:rect draw:style-name="gr3" draw:text-style-name="P1" draw:layer="layout" svg:width="0.232cm" svg:height="0.829cm" svg:x="9.694cm" svg:y="8.529cm">
              <text:p/>
            </draw:rect>
            <draw:rect draw:style-name="gr3" draw:text-style-name="P1" draw:layer="layout" svg:width="0.232cm" svg:height="0.829cm" svg:x="9.416cm" svg:y="8.529cm">
              <text:p/>
            </draw:rect>
          </draw:g>
          <draw:polyline draw:style-name="gr4" draw:text-style-name="P1" draw:layer="layout" svg:width="0.286cm" svg:height="2.049cm" draw:transform="rotate (1.5707963267949) translate (7.21200000000032cm 8.13700000000243cm)" svg:viewBox="0 0 287 2050" draw:points="0,2050 287,2050 275,0">
            <text:p/>
          </draw:polyline>
          <draw:frame draw:style-name="gr5" draw:text-style-name="P2" draw:layer="layout" svg:width="2.1cm" svg:height="1.05cm" svg:x="5.612cm" svg:y="7.337cm">
            <draw:text-box>
              <text:p><text:span text:style-name="T1">Pin 1</text:span></text:p>
              <text:p><text:span text:style-name="T1">CAN_H</text:span></text:p>
            </draw:text-box>
          </draw:frame>
          <draw:polyline draw:style-name="gr4" draw:text-style-name="P1" draw:layer="layout" svg:width="1.287cm" svg:height="1.799cm" draw:transform="rotate (1.5707963267949) translate (7.77500000000153cm 8.12500000000213cm)" svg:viewBox="0 0 1288 1800" draw:points="0,1800 463,1800 1288,0">
            <text:p/>
          </draw:polyline>
          <draw:polyline draw:style-name="gr4" draw:text-style-name="P1" draw:layer="layout" svg:width="2.074cm" svg:height="1.236cm" draw:transform="rotate (1.5707963267949) translate (8.60000000000247cm 8.12500000000147cm)" svg:viewBox="0 0 2075 1237" draw:points="0,1237 675,1225 2075,0">
            <text:p/>
          </draw:polyline>
          <draw:polyline draw:style-name="gr4" draw:text-style-name="P1" draw:layer="layout" svg:width="2.749cm" svg:height="0.749cm" draw:transform="rotate (1.5707963267949) translate (9.35000000000327cm 8.11200000000088cm)" svg:viewBox="0 0 2750 750" draw:points="0,737 862,750 2750,0">
            <text:p/>
          </draw:polyline>
          <draw:polyline draw:style-name="gr4" draw:text-style-name="P1" draw:layer="layout" svg:width="0.286cm" svg:height="2.049cm" draw:transform="rotate (-1.5707963267949) translate (13.225cm 7.83799999999939cm)" svg:viewBox="0 0 287 2050" draw:points="287,2050 0,2050 12,0">
            <text:p/>
          </draw:polyline>
          <draw:polyline draw:style-name="gr4" draw:text-style-name="P1" draw:layer="layout" svg:width="1.287cm" svg:height="1.799cm" draw:transform="rotate (-1.5707963267949) translate (12.662cm 6.825cm)" svg:viewBox="0 0 1288 1800" draw:points="1288,1800 825,1800 0,0">
            <text:p/>
          </draw:polyline>
          <draw:polyline draw:style-name="gr4" draw:text-style-name="P1" draw:layer="layout" svg:width="2.074cm" svg:height="1.236cm" draw:transform="rotate (-1.5707963267949) translate (11.837cm 6.038cm)" svg:viewBox="0 0 2075 1237" draw:points="2075,1237 1400,1225 0,0">
            <text:p/>
          </draw:polyline>
          <draw:polyline draw:style-name="gr4" draw:text-style-name="P1" draw:layer="layout" svg:width="2.749cm" svg:height="0.749cm" draw:transform="rotate (-1.5707963267949) translate (11.087cm 5.35cm)" svg:viewBox="0 0 2750 750" draw:points="2750,737 1888,750 0,0">
            <text:p/>
          </draw:polyline>
          <draw:frame draw:style-name="gr5" draw:text-style-name="P2" draw:layer="layout" svg:width="2.1cm" svg:height="1.05cm" svg:x="6.137cm" svg:y="6.262cm">
            <draw:text-box>
              <text:p><text:span text:style-name="T1">Pin 2</text:span></text:p>
              <text:p><text:span text:style-name="T1">CAN_L</text:span></text:p>
            </draw:text-box>
          </draw:frame>
          <draw:frame draw:style-name="gr5" draw:text-style-name="P2" draw:layer="layout" svg:width="2.288cm" svg:height="1.05cm" svg:x="6.849cm" svg:y="5.087cm">
            <draw:text-box>
              <text:p><text:span text:style-name="T1">Pin 3</text:span></text:p>
              <text:p><text:span text:style-name="T1">CAN_GND</text:span></text:p>
            </draw:text-box>
          </draw:frame>
          <draw:frame draw:style-name="gr5" draw:text-style-name="P2" draw:layer="layout" svg:width="2.1cm" svg:height="1.05cm" svg:x="8.312cm" svg:y="4.437cm">
            <draw:text-box>
              <text:p><text:span text:style-name="T1">Pin 4</text:span></text:p>
              <text:p><text:span text:style-name="T1">ALT_L</text:span></text:p>
            </draw:text-box>
          </draw:frame>
          <draw:frame draw:style-name="gr5" draw:text-style-name="P2" draw:layer="layout" svg:width="2.1cm" svg:height="1.05cm" svg:x="10.4cm" svg:y="4.412cm">
            <draw:text-box>
              <text:p><text:span text:style-name="T1">Pin 5</text:span></text:p>
              <text:p><text:span text:style-name="T1">ALT_H</text:span></text:p>
            </draw:text-box>
          </draw:frame>
          <draw:frame draw:style-name="gr5" draw:text-style-name="P2" draw:layer="layout" svg:width="2.862cm" svg:height="1.05cm" svg:x="11.675cm" svg:y="5.487cm">
            <draw:text-box>
              <text:p><text:span text:style-name="T1">Pin 6</text:span></text:p>
              <text:p><text:span text:style-name="T1">CAN_SHIELD</text:span></text:p>
            </draw:text-box>
          </draw:frame>
          <draw:frame draw:style-name="gr5" draw:text-style-name="P2" draw:layer="layout" svg:width="2.375cm" svg:height="1.05cm" svg:x="12.625cm" svg:y="6.312cm">
            <draw:text-box>
              <text:p><text:span text:style-name="T1">Pin 7</text:span></text:p>
              <text:p><text:span text:style-name="T1">PWR_NEG</text:span></text:p>
            </draw:text-box>
          </draw:frame>
          <draw:frame draw:style-name="gr5" draw:text-style-name="P2" draw:layer="layout" svg:width="2.412cm" svg:height="1.05cm" svg:x="13.125cm" svg:y="7.362cm">
            <draw:text-box>
              <text:p><text:span text:style-name="T1">Pin 8</text:span></text:p>
              <text:p><text:span text:style-name="T1">PWR_POS</text:span></text:p>
            </draw:text-box>
          </draw:frame>
        </draw:g>
        <draw:g>
          <draw:g>
            <draw:rect draw:style-name="gr1" draw:text-style-name="P1" draw:layer="layout" svg:width="3.164cm" svg:height="2.513cm" svg:x="8.662cm" svg:y="8.288cm">
              <text:p/>
            </draw:rect>
            <draw:rect draw:style-name="gr2" draw:text-style-name="P1" draw:layer="layout" svg:width="2.678cm" svg:height="1.419cm" svg:x="8.905cm" svg:y="8.556cm">
              <text:p/>
            </draw:rect>
            <draw:rect draw:style-name="gr2" draw:text-style-name="P1" draw:layer="layout" svg:width="1.704cm" svg:height="0.355cm" svg:x="9.392cm" svg:y="9.973cm">
              <text:p/>
            </draw:rect>
            <draw:rect draw:style-name="gr2" draw:text-style-name="P1" draw:layer="layout" svg:width="1.094cm" svg:height="0.356cm" svg:x="9.636cm" svg:y="10.328cm">
              <text:p/>
            </draw:rect>
            <draw:rect draw:style-name="gr3" draw:text-style-name="P1" draw:layer="layout" svg:width="0.232cm" svg:height="0.829cm" svg:x="9.141cm" svg:y="8.543cm">
              <text:p/>
            </draw:rect>
            <draw:rect draw:style-name="gr3" draw:text-style-name="P1" draw:layer="layout" svg:width="0.232cm" svg:height="0.829cm" svg:x="11.075cm" svg:y="8.543cm">
              <text:p/>
            </draw:rect>
            <draw:rect draw:style-name="gr3" draw:text-style-name="P1" draw:layer="layout" svg:width="0.232cm" svg:height="0.829cm" svg:x="10.803cm" svg:y="8.543cm">
              <text:p/>
            </draw:rect>
            <draw:rect draw:style-name="gr3" draw:text-style-name="P1" draw:layer="layout" svg:width="0.232cm" svg:height="0.829cm" svg:x="10.525cm" svg:y="8.543cm">
              <text:p/>
            </draw:rect>
            <draw:rect draw:style-name="gr3" draw:text-style-name="P1" draw:layer="layout" svg:width="0.232cm" svg:height="0.829cm" svg:x="10.249cm" svg:y="8.543cm">
              <text:p/>
            </draw:rect>
            <draw:rect draw:style-name="gr3" draw:text-style-name="P1" draw:layer="layout" svg:width="0.232cm" svg:height="0.829cm" svg:x="9.971cm" svg:y="8.543cm">
              <text:p/>
            </draw:rect>
            <draw:rect draw:style-name="gr3" draw:text-style-name="P1" draw:layer="layout" svg:width="0.232cm" svg:height="0.829cm" svg:x="9.695cm" svg:y="8.543cm">
              <text:p/>
            </draw:rect>
            <draw:rect draw:style-name="gr3" draw:text-style-name="P1" draw:layer="layout" svg:width="0.232cm" svg:height="0.829cm" svg:x="9.417cm" svg:y="8.543cm">
              <text:p/>
            </draw:rect>
          </draw:g>
          <draw:polyline draw:style-name="gr4" draw:text-style-name="P1" draw:layer="layout" svg:width="0.286cm" svg:height="2.049cm" draw:transform="rotate (1.5707963267949) translate (7.21300000000032cm 8.15100000000243cm)" svg:viewBox="0 0 287 2050" draw:points="0,2050 287,2050 275,0">
            <text:p/>
          </draw:polyline>
          <draw:frame draw:style-name="gr5" draw:text-style-name="P2" draw:layer="layout" svg:width="2.1cm" svg:height="1.05cm" svg:x="5.613cm" svg:y="7.351cm">
            <draw:text-box>
              <text:p><text:span text:style-name="T1">Pin 1</text:span></text:p>
              <text:p><text:span text:style-name="T1">CAN_H</text:span></text:p>
            </draw:text-box>
          </draw:frame>
          <draw:polyline draw:style-name="gr4" draw:text-style-name="P1" draw:layer="layout" svg:width="1.287cm" svg:height="1.799cm" draw:transform="rotate (1.5707963267949) translate (7.77600000000153cm 8.13900000000213cm)" svg:viewBox="0 0 1288 1800" draw:points="0,1800 463,1800 1288,0">
            <text:p/>
          </draw:polyline>
          <draw:polyline draw:style-name="gr4" draw:text-style-name="P1" draw:layer="layout" svg:width="2.074cm" svg:height="1.236cm" draw:transform="rotate (1.5707963267949) translate (8.60100000000247cm 8.13900000000147cm)" svg:viewBox="0 0 2075 1237" draw:points="0,1237 675,1225 2075,0">
            <text:p/>
          </draw:polyline>
          <draw:polyline draw:style-name="gr4" draw:text-style-name="P1" draw:layer="layout" svg:width="2.749cm" svg:height="0.749cm" draw:transform="rotate (1.5707963267949) translate (9.35100000000327cm 8.12600000000088cm)" svg:viewBox="0 0 2750 750" draw:points="0,737 862,750 2750,0">
            <text:p/>
          </draw:polyline>
          <draw:polyline draw:style-name="gr4" draw:text-style-name="P1" draw:layer="layout" svg:width="0.286cm" svg:height="2.049cm" draw:transform="rotate (-1.5707963267949) translate (13.226cm 7.85199999999939cm)" svg:viewBox="0 0 287 2050" draw:points="287,2050 0,2050 12,0">
            <text:p/>
          </draw:polyline>
          <draw:polyline draw:style-name="gr4" draw:text-style-name="P1" draw:layer="layout" svg:width="1.287cm" svg:height="1.799cm" draw:transform="rotate (-1.5707963267949) translate (12.663cm 6.839cm)" svg:viewBox="0 0 1288 1800" draw:points="1288,1800 825,1800 0,0">
            <text:p/>
          </draw:polyline>
          <draw:polyline draw:style-name="gr4" draw:text-style-name="P1" draw:layer="layout" svg:width="2.074cm" svg:height="1.236cm" draw:transform="rotate (-1.5707963267949) translate (11.838cm 6.052cm)" svg:viewBox="0 0 2075 1237" draw:points="2075,1237 1400,1225 0,0">
            <text:p/>
          </draw:polyline>
          <draw:polyline draw:style-name="gr4" draw:text-style-name="P1" draw:layer="layout" svg:width="2.749cm" svg:height="0.749cm" draw:transform="rotate (-1.5707963267949) translate (11.088cm 5.364cm)" svg:viewBox="0 0 2750 750" draw:points="2750,737 1888,750 0,0">
            <text:p/>
          </draw:polyline>
          <draw:frame draw:style-name="gr5" draw:text-style-name="P2" draw:layer="layout" svg:width="2.1cm" svg:height="1.05cm" svg:x="6.138cm" svg:y="6.276cm">
            <draw:text-box>
              <text:p><text:span text:style-name="T1">Pin 2</text:span></text:p>
              <text:p><text:span text:style-name="T1">CAN_L</text:span></text:p>
            </draw:text-box>
          </draw:frame>
          <draw:frame draw:style-name="gr5" draw:text-style-name="P2" draw:layer="layout" svg:width="2.288cm" svg:height="1.05cm" svg:x="6.85cm" svg:y="5.101cm">
            <draw:text-box>
              <text:p><text:span text:style-name="T1">Pin 3</text:span></text:p>
              <text:p><text:span text:style-name="T1">CAN_GND</text:span></text:p>
            </draw:text-box>
          </draw:frame>
          <draw:frame draw:style-name="gr5" draw:text-style-name="P2" draw:layer="layout" svg:width="2.1cm" svg:height="1.05cm" svg:x="8.313cm" svg:y="4.451cm">
            <draw:text-box>
              <text:p><text:span text:style-name="T1">Pin 4</text:span></text:p>
              <text:p><text:span text:style-name="T1">ALT_L</text:span></text:p>
            </draw:text-box>
          </draw:frame>
          <draw:frame draw:style-name="gr5" draw:text-style-name="P2" draw:layer="layout" svg:width="2.1cm" svg:height="1.05cm" svg:x="10.401cm" svg:y="4.426cm">
            <draw:text-box>
              <text:p><text:span text:style-name="T1">Pin 5</text:span></text:p>
              <text:p><text:span text:style-name="T1">ALT_H</text:span></text:p>
            </draw:text-box>
          </draw:frame>
          <draw:frame draw:style-name="gr5" draw:text-style-name="P2" draw:layer="layout" svg:width="2.862cm" svg:height="1.05cm" svg:x="11.676cm" svg:y="5.501cm">
            <draw:text-box>
              <text:p><text:span text:style-name="T1">Pin 6</text:span></text:p>
              <text:p><text:span text:style-name="T1">CAN_SHIELD</text:span></text:p>
            </draw:text-box>
          </draw:frame>
          <draw:frame draw:style-name="gr5" draw:text-style-name="P2" draw:layer="layout" svg:width="2.375cm" svg:height="1.05cm" svg:x="12.626cm" svg:y="6.326cm">
            <draw:text-box>
              <text:p><text:span text:style-name="T1">Pin 7</text:span></text:p>
              <text:p><text:span text:style-name="T1">PWR_NEG</text:span></text:p>
            </draw:text-box>
          </draw:frame>
          <draw:frame draw:style-name="gr5" draw:text-style-name="P2" draw:layer="layout" svg:width="2.412cm" svg:height="1.05cm" svg:x="13.126cm" svg:y="7.376cm">
            <draw:text-box>
              <text:p><text:span text:style-name="T1">Pin 8</text:span></text:p>
              <text:p><text:span text:style-name="T1">PWR_PO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Harris</meta:initial-creator>
    <meta:creation-date>2010-09-14T23:09:15</meta:creation-date>
    <dc:date>2015-12-12T09:50:22.105367064</dc:date>
    <dc:creator>Stuart Baker</dc:creator>
    <meta:editing-duration>PT28M49S</meta:editing-duration>
    <meta:editing-cycles>4</meta:editing-cycles>
    <meta:generator>LibreOffice/4.2.8.2$Linux_X86_64 LibreOffice_project/420m0$Build-2</meta:generator>
    <meta:document-statistic meta:object-count="60"/>
  </office:meta>
</office:document-meta>
</file>